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5669a9" style:font-size-asian="12pt" style:font-size-complex="12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6224d0" style:font-size-asian="12pt" style:font-size-complex="12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64b6d5" style:font-size-asian="12pt" style:font-size-complex="12pt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margin-top="0cm" fo:margin-bottom="0.212cm" style:contextual-spacing="false" fo:padding="0cm" fo:border="none" style:shadow="none"/>
      <style:text-properties fo:font-weight="bold" officeooo:rsid="006224d0" officeooo:paragraph-rsid="0064b6d5" style:font-weight-asian="bold" style:font-weight-complex="bold"/>
    </style:style>
    <style:style style:name="P6" style:family="paragraph" style:parent-style-name="Text_20_body">
      <style:paragraph-properties fo:margin-top="0cm" fo:margin-bottom="0.212cm" style:contextual-spacing="false" fo:padding="0cm" fo:border="none" style:shadow="none"/>
      <style:text-properties fo:font-weight="bold" officeooo:rsid="006224d0" officeooo:paragraph-rsid="006224d0" style:font-weight-asian="bold" style:font-weight-complex="bold"/>
    </style:style>
    <style:style style:name="P7" style:family="paragraph" style:parent-style-name="Text_20_body">
      <style:paragraph-properties fo:margin-top="0cm" fo:margin-bottom="0.212cm" style:contextual-spacing="false" fo:padding="0cm" fo:border="none" style:shadow="none"/>
      <style:text-properties fo:font-weight="bold" officeooo:rsid="006224d0" officeooo:paragraph-rsid="0064b6d5" style:font-weight-asian="bold" style:font-weight-complex="bold"/>
    </style:style>
    <style:style style:name="P8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669a9" officeooo:paragraph-rsid="005669a9" style:font-size-asian="11pt" style:font-size-complex="11pt"/>
    </style:style>
    <style:style style:name="P9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669a9" officeooo:paragraph-rsid="0064b6d5" style:font-size-asian="11pt" style:font-size-complex="11pt"/>
    </style:style>
    <style:style style:name="P10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64b6d5" officeooo:paragraph-rsid="0064b6d5" style:font-size-asian="11pt" style:font-size-complex="11pt"/>
    </style:style>
    <style:style style:name="P1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3" style:family="paragraph" style:parent-style-name="Text_20_body" style:list-style-name="">
      <style:paragraph-properties fo:margin-top="0cm" fo:margin-bottom="0.212cm" style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14" style:family="paragraph" style:parent-style-name="Text_20_body" style:list-style-name="L1">
      <style:paragraph-properties fo:margin-top="0cm" fo:margin-bottom="0.212cm" style:contextual-spacing="false" fo:text-align="start" style:justify-single-word="false" fo:padding="0cm" fo:border="none" style:shadow="none"/>
      <style:text-properties officeooo:paragraph-rsid="0063f7af"/>
    </style:style>
    <style:style style:name="P15" style:family="paragraph" style:parent-style-name="Text_20_body">
      <style:paragraph-properties fo:margin-top="0cm" fo:margin-bottom="0.212cm" style:contextual-spacing="false" fo:padding="0cm" fo:border="none" style:shadow="none"/>
      <style:text-properties fo:font-weight="normal" officeooo:rsid="004d3dbf" officeooo:paragraph-rsid="006224d0" style:font-weight-asian="normal" style:font-weight-complex="normal"/>
    </style:style>
    <style:style style:name="P16" style:family="paragraph" style:parent-style-name="Text_20_body">
      <style:paragraph-properties fo:margin-top="0cm" fo:margin-bottom="0.212cm" style:contextual-spacing="false" fo:padding="0cm" fo:border="none" style:shadow="none"/>
      <style:text-properties fo:font-weight="normal" officeooo:rsid="004d3dbf" officeooo:paragraph-rsid="0064b6d5" style:font-weight-asian="normal" style:font-weight-complex="normal"/>
    </style:style>
    <style:style style:name="P17" style:family="paragraph" style:parent-style-name="Text_20_body">
      <style:paragraph-properties fo:margin-top="0cm" fo:margin-bottom="0.212cm" style:contextual-spacing="false" fo:padding="0cm" fo:border="none" style:shadow="none"/>
      <style:text-properties fo:font-variant="normal" fo:text-transform="none" style:use-window-font-color="true" style:font-name="Arial1" fo:font-size="11pt" fo:letter-spacing="normal" fo:font-style="normal" fo:font-weight="normal" officeooo:rsid="004d3dbf" officeooo:paragraph-rsid="006224d0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margin-top="0cm" fo:margin-bottom="0.212cm" style:contextual-spacing="false" fo:padding="0cm" fo:border="none" style:shadow="none"/>
      <style:text-properties fo:font-variant="normal" fo:text-transform="none" style:use-window-font-color="true" style:font-name="Arial1" fo:font-size="11pt" fo:letter-spacing="normal" fo:font-style="normal" fo:font-weight="normal" officeooo:rsid="004d3dbf" officeooo:paragraph-rsid="0064b6d5" style:font-size-asian="11pt" style:font-weight-asian="normal" style:font-size-complex="11pt" style:font-weight-complex="normal"/>
    </style:style>
    <style:style style:name="P19" style:family="paragraph" style:parent-style-name="Text_20_body" style:list-style-name="">
      <style:paragraph-properties fo:margin-top="0cm" fo:margin-bottom="0.212cm" style:contextual-spacing="false"/>
      <style:text-properties officeooo:rsid="004d3dbf"/>
    </style:style>
    <style:style style:name="P20" style:family="paragraph" style:parent-style-name="Heading_20_1">
      <style:paragraph-properties fo:text-align="center" style:justify-single-word="false"/>
    </style:style>
    <style:style style:name="P21" style:family="paragraph" style:parent-style-name="Heading_20_1">
      <style:paragraph-properties fo:text-align="center" style:justify-single-word="false"/>
      <style:text-properties officeooo:rsid="006224d0" officeooo:paragraph-rsid="006224d0"/>
    </style:style>
    <style:style style:name="P22" style:family="paragraph" style:parent-style-name="Heading_20_1">
      <style:paragraph-properties fo:text-align="center" style:justify-single-word="false"/>
      <style:text-properties officeooo:rsid="005924aa" officeooo:paragraph-rsid="005924aa"/>
    </style:style>
    <style:style style:name="P23" style:family="paragraph" style:parent-style-name="Heading_20_2" style:list-style-name=""/>
    <style:style style:name="P24" style:family="paragraph" style:parent-style-name="Heading_20_2">
      <style:text-properties officeooo:rsid="006224d0" officeooo:paragraph-rsid="0063f7af"/>
    </style:style>
    <style:style style:name="P25" style:family="paragraph" style:parent-style-name="Heading_20_2">
      <style:paragraph-properties fo:break-before="page"/>
      <style:text-properties officeooo:rsid="0063f7af" officeooo:paragraph-rsid="0063f7af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6224d0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5" style:family="text">
      <style:text-properties style:font-name="Arial1" fo:font-size="20pt" fo:font-weight="bold" style:font-size-asian="20pt" style:font-weight-asian="bold" style:font-size-complex="20pt"/>
    </style:style>
    <style:style style:name="T6" style:family="text">
      <style:text-properties officeooo:rsid="004d3dbf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d3dbf" style:font-weight-asian="normal" style:font-weight-complex="normal"/>
    </style:style>
    <style:style style:name="T9" style:family="text">
      <style:text-properties fo:font-weight="normal" officeooo:rsid="0064b6d5" style:font-weight-asian="normal" style:font-weight-complex="normal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style:font-name="Arial" fo:font-size="10pt" officeooo:rsid="0063f7af" style:font-size-asian="10pt" style:font-size-complex="10pt"/>
    </style:style>
    <style:style style:name="T12" style:family="text">
      <style:text-properties officeooo:rsid="006224d0"/>
    </style:style>
    <style:style style:name="T13" style:family="text">
      <style:text-properties officeooo:rsid="00664344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DE. IES Haría</text:p>
      <text:p text:style-name="P4"><text:span text:style-name="T5">UT</text:span><text:span text:style-name="T12">2</text:span><text:span text:style-name="T5">. Actividad </text:span><text:span text:style-name="T12">12</text:span></text:p>
      <text:h text:style-name="P20" text:outline-level="1"/>
      <text:h text:style-name="P20" text:outline-level="1"/>
      <text:h text:style-name="P20" text:outline-level="1"/>
      <text:h text:style-name="P21" text:outline-level="1">Supuesto</text:h>
      <text:h text:style-name="P22" text:outline-level="1">Etiquetado en SCE</text:h>
      <text:h text:style-name="P23" text:outline-level="2"/>
      <text:h text:style-name="P13" text:outline-level="2"/>
      <text:h text:style-name="P19" text:outline-level="2"/>
      <text:h text:style-name="P25" text:outline-level="2">Recursos</text:h>
      <text:list xml:id="list794049499875135010" text:style-name="L1">
        <text:list-item>
          <text:p text:style-name="P14"><text:span text:style-name="T10">Artículo sobre e</text:span><text:span text:style-name="T11">tiquetado de cableado: http://marismas-emtt.blogspot.com.es/2010/10/etiquetas-en-subsistema-horizontal.html</text:span></text:p>
        </text:list-item>
      </text:list>
      <text:h text:style-name="P24" text:outline-level="2">Enunciado</text:h>
      <text:p text:style-name="P15">Una planta de un instituto contiene 4 aulas. En cada aula hay 28 puestos. </text:p>
      <text:p text:style-name="P15"/>
      <text:p text:style-name="P6"><text:span text:style-name="T8">1) Si se instala </text:span><text:span text:style-name="T6">un armario de telecomunicaciones en cada aula</text:span><text:span text:style-name="T8"> para hacer las funciones de distribuidores de planta.</text:span></text:p>
      <text:p text:style-name="P6"><text:span text:style-name="T8">¿Cuantos </text:span>paneles de <text:span text:style-name="T6">parcheo</text:span><text:span text:style-name="T8"> habría que instalar en cada armario?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/>
          </table:table-cell>
        </table:table-row>
      </table:table>
      <text:p text:style-name="P15"/>
      <text:p text:style-name="P6"><text:span text:style-name="T8">¿De </text:span><text:span text:style-name="T6">cuantas U</text:span><text:span text:style-name="T8"> debería ser cada armario?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/>
          </table:table-cell>
        </table:table-row>
      </table:table>
      <text:p text:style-name="P15"/>
      <text:p text:style-name="P15">Explica cómo identificarías el primer y el último cable de cada uno de los armarios de telecomunicaciones siguiendo:</text:p>
      <text:p text:style-name="P15"/>
      <text:p text:style-name="P6"><text:span text:style-name="T8">a) Las recomendaciones de la </text:span><text:span text:style-name="T6">norma europea <text:s/>EN-50174-1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"/>
          </table:table-cell>
        </table:table-row>
      </table:table>
      <text:p text:style-name="P17"/>
      <text:p text:style-name="P6"><text:span text:style-name="T8">b) La </text:span><text:span text:style-name="T6">norma americana 606-A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"/>
          </table:table-cell>
        </table:table-row>
      </table:table>
      <text:p text:style-name="P15"/>
      <text:p text:style-name="P15">2) Si se instala un único armario de telecomunicaciones que de servicio a todas las aulas para hacer las funciones de distribuidor de planta.</text:p>
      <text:p text:style-name="P6"><text:span text:style-name="T8">¿Cu</text:span><text:span text:style-name="T7">á</text:span><text:span text:style-name="T8">ntos </text:span>paneles de <text:span text:style-name="T6">parcheo</text:span><text:span text:style-name="T8"> habría que instalar en cada armario?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"/>
          </table:table-cell>
        </table:table-row>
      </table:table>
      <text:p text:style-name="P15"/>
      <text:p text:style-name="P6"><text:span text:style-name="T8">¿De </text:span><text:span text:style-name="T6">cu</text:span>á<text:span text:style-name="T6">ntas U</text:span><text:span text:style-name="T8"> debería ser el armario?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/>
          </table:table-cell>
        </table:table-row>
      </table:table>
      <text:p text:style-name="P17"/>
      <text:p text:style-name="P15">Explica cómo identificarías el primer y el último cable del armario de telecomunicaciones siguiendo:</text:p>
      <text:p text:style-name="P6"><text:span text:style-name="T8">a) Las recomendaciones de la </text:span><text:span text:style-name="T6">norma europea <text:s/>EN-50174-1</text:span></text:p>
      <table:table table:name="Tabla1" table:style-name="Tabla1">
        <table:table-column table:style-name="Tabla1.A"/>
        <text:soft-page-break/>
        <table:table-row table:style-name="Tabla1.1">
          <table:table-cell table:style-name="Tabla1.A1" office:value-type="string">
            <text:p text:style-name="P2"/>
          </table:table-cell>
        </table:table-row>
      </table:table>
      <text:p text:style-name="P17"/>
      <text:p text:style-name="P6"><text:span text:style-name="T8">b) La </text:span><text:span text:style-name="T6">norma americana 606-A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"/>
          </table:table-cell>
        </table:table-row>
      </table:table>
      <text:p text:style-name="P8"/>
      <text:p text:style-name="P10">3) Las cuatro aulas están en dos edificios distintos. Dos en el módulo 1 de<text:span text:style-name="T13">l instituto</text:span> (M1) <text:s/>y las otras dos aulas en el modulo 2 (M2).</text:p>
      <text:p text:style-name="P5"><text:span text:style-name="T8">Si se instala un único armario de telecomunicaciones </text:span><text:span text:style-name="T9">en cada módulo</text:span></text:p>
      <text:p text:style-name="P7"><text:span text:style-name="T8">¿Cu</text:span><text:span text:style-name="T7">á</text:span><text:span text:style-name="T8">ntos </text:span>paneles de <text:span text:style-name="T6">parcheo</text:span><text:span text:style-name="T8"> habría que instalar en cada armario?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"/>
          </table:table-cell>
        </table:table-row>
      </table:table>
      <text:p text:style-name="P16"/>
      <text:p text:style-name="P7"><text:span text:style-name="T8">¿De </text:span><text:span text:style-name="T6">cu</text:span>á<text:span text:style-name="T6">ntas U</text:span><text:span text:style-name="T8"> debería ser el armario?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"/>
          </table:table-cell>
        </table:table-row>
      </table:table>
      <text:p text:style-name="P18"/>
      <text:p text:style-name="P16">Explica cómo identificarías el primer y el último cable del armario de telecomunicaciones siguiendo:</text:p>
      <text:p text:style-name="P7"><text:span text:style-name="T8">a) Las recomendaciones de la </text:span><text:span text:style-name="T6">norma europea <text:s/>EN-50174-1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3"/>
          </table:table-cell>
        </table:table-row>
      </table:table>
      <text:p text:style-name="P18"/>
      <text:p text:style-name="P7"><text:span text:style-name="T8">b) La </text:span><text:span text:style-name="T6">norma americana 606-A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3"/>
          </table:table-cell>
        </table:table-row>
      </table:table>
      <text:p text:style-name="P9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family="Arial" style:font-style-name="Predeterminado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6224d0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2</text:span><text:span text:style-name="MT1">-A</text:span><text:span text:style-name="MT2">12</text:span><text:span text:style-name="MT3">. </text:span><text:span text:style-name="MT2">Supuesto práctico. Etiquetado en SCE<text:tab/></text:span><text:span text:style-name="MT4"><text:tab/></text:span><text:span text:style-name="MT4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5-11-26T09:51:45.461172512</dc:date>
    <meta:editing-duration>PT13H2M17S</meta:editing-duration>
    <meta:editing-cycles>72</meta:editing-cycles>
    <meta:generator>LibreOffice/4.2.8.2$Linux_X86_64 LibreOffice_project/420m0$Build-2</meta:generator>
    <meta:document-statistic meta:table-count="12" meta:image-count="1" meta:object-count="0" meta:page-count="3" meta:paragraph-count="28" meta:word-count="256" meta:character-count="1645" meta:non-whitespace-character-count="1411"/>
  </office:meta>
</office:document-meta>
</file>